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5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244cm" svg:y1="2.833cm" svg:x2="5.715cm" svg:y2="5.064cm">
          <text:p/>
        </draw:line>
        <draw:line draw:style-name="gr1" draw:text-style-name="P1" draw:layer="layout" svg:x1="10.752cm" svg:y1="2.833cm" svg:x2="15.367cm" svg:y2="4.683cm">
          <text:p/>
        </draw:line>
        <draw:custom-shape draw:style-name="gr2" draw:text-style-name="P3" draw:layer="layout" svg:width="1.524cm" svg:height="1.397cm" svg:x="9.78cm" svg:y="1.762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644cm" svg:y1="5.633cm" svg:x2="3.556cm" svg:y2="7.604cm">
          <text:p/>
        </draw:line>
        <draw:line draw:style-name="gr1" draw:text-style-name="P1" draw:layer="layout" svg:x1="6.152cm" svg:y1="5.633cm" svg:x2="8.509cm" svg:y2="7.477cm">
          <text:p/>
        </draw:line>
        <draw:custom-shape draw:style-name="gr2" draw:text-style-name="P3" draw:layer="layout" svg:width="1.524cm" svg:height="1.397cm" svg:x="5.18cm" svg:y="4.562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345cm" svg:y1="8.033cm" svg:x2="2.286cm" svg:y2="10.017cm">
          <text:p/>
        </draw:line>
        <draw:line draw:style-name="gr1" draw:text-style-name="P1" draw:layer="layout" svg:x1="3.853cm" svg:y1="8.033cm" svg:x2="4.699cm" svg:y2="9.89cm">
          <text:p/>
        </draw:line>
        <draw:custom-shape draw:style-name="gr2" draw:text-style-name="P3" draw:layer="layout" svg:width="1.524cm" svg:height="1.397cm" svg:x="2.881cm" svg:y="6.962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1.582cm" svg:y="9.662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4.083cm" svg:y="9.662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146cm" svg:y1="8.033cm" svg:x2="7.087cm" svg:y2="10.017cm">
          <text:p/>
        </draw:line>
        <draw:custom-shape draw:style-name="gr2" draw:text-style-name="P3" draw:layer="layout" svg:width="1.524cm" svg:height="1.397cm" svg:x="7.682cm" svg:y="6.962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6.383cm" svg:y="9.66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345cm" svg:y1="5.633cm" svg:x2="13.257cm" svg:y2="7.604cm">
          <text:p/>
        </draw:line>
        <draw:line draw:style-name="gr1" draw:text-style-name="P1" draw:layer="layout" svg:x1="15.853cm" svg:y1="5.633cm" svg:x2="18.21cm" svg:y2="7.477cm">
          <text:p/>
        </draw:line>
        <draw:custom-shape draw:style-name="gr2" draw:text-style-name="P3" draw:layer="layout" svg:width="1.524cm" svg:height="1.397cm" svg:x="14.881cm" svg:y="4.562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12.582cm" svg:y="6.962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17.383cm" svg:y="6.96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8:36:46.864501956</meta:creation-date>
    <dc:date>2019-09-17T12:40:11.231555231</dc:date>
    <meta:editing-duration>PT17H32M2S</meta:editing-duration>
    <meta:editing-cycles>21</meta:editing-cycles>
    <meta:generator>LibreOffice/6.0.7.3$Linux_X86_64 LibreOffice_project/00m0$Build-3</meta:generator>
    <meta:document-statistic meta:object-count="19"/>
  </office:meta>
</office:document-meta>
</file>